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051cm" svg:height="7.347cm" svg:x="20.678cm" svg:y="0.722cm">
            <draw:object draw:notify-on-update-of-ranges="Feuille1.A1:Feuille1.A10 Feuille1.B1:Feuille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784cm" svg:height="7.676cm" svg:x="7.82cm" svg:y="0.717cm">
            <draw:object draw:notify-on-update-of-ranges="Feuille1.A2:Feuille1.A9 Feuille1.C2:Feuille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55675" calcext:value-type="float">
            <text:p>22155675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64760" calcext:value-type="float">
            <text:p>21764760</text:p>
          </table:table-cell>
          <table:table-cell table:formula="of:=-[.B1]+[.B3]" office:value-type="float" office:value="-808860" calcext:value-type="float">
            <text:p>-808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346815" calcext:value-type="float">
            <text:p>21346815</text:p>
          </table:table-cell>
          <table:table-cell table:formula="of:=-[.B2]+[.B4]" office:value-type="float" office:value="-1082730" calcext:value-type="float">
            <text:p>-10827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82030" calcext:value-type="float">
            <text:p>20682030</text:p>
          </table:table-cell>
          <table:table-cell table:formula="of:=-[.B3]+[.B5]" office:value-type="float" office:value="-2405670" calcext:value-type="float">
            <text:p>-2405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41145" calcext:value-type="float">
            <text:p>18941145</text:p>
          </table:table-cell>
          <table:table-cell table:formula="of:=-[.B4]+[.B6]" office:value-type="float" office:value="-5753565" calcext:value-type="float">
            <text:p>-5753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28465" calcext:value-type="float">
            <text:p>14928465</text:p>
          </table:table-cell>
          <table:table-cell table:formula="of:=-[.B5]+[.B7]" office:value-type="float" office:value="-10951485" calcext:value-type="float">
            <text:p>-10951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89660" calcext:value-type="float">
            <text:p>7989660</text:p>
          </table:table-cell>
          <table:table-cell table:formula="of:=-[.B6]+[.B8]" office:value-type="float" office:value="-13165140" calcext:value-type="float">
            <text:p>-13165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3325" calcext:value-type="float">
            <text:p>1763325</text:p>
          </table:table-cell>
          <table:table-cell table:formula="of:=-[.B7]+[.B9]" office:value-type="float" office:value="-7591860" calcext:value-type="float">
            <text:p>-75918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800" calcext:value-type="float">
            <text:p>397800</text:p>
          </table:table-cell>
          <table:table-cell table:formula="of:=-[.B8]+[.B10]" office:value-type="float" office:value="-1763325" calcext:value-type="float">
            <text:p>-1763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37:02.524068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12:33.547714200</meta:creation-date>
    <dc:date>2017-01-11T09:38:04.322371194</dc:date>
    <meta:editing-duration>PT24M12S</meta:editing-duration>
    <meta:editing-cycles>8</meta:editing-cycles>
    <meta:generator>LibreOffice/4.2.8.2$Linux_X86_64 LibreOffice_project/420m0$Build-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2cm" svg:height="7.348cm" xlink:href="." xlink:type="simple" chart:class="chart:line" chart:style-name="ch1">
        <chart:legend chart:legend-position="end" svg:x="9.644cm" svg:y="3.375cm" style:legend-expansion="high" chart:style-name="ch2"/>
        <chart:plot-area chart:style-name="ch3" chart:data-source-has-labels="both" svg:x="0.261cm" svg:y="0.146cm" svg:width="9.122cm" svg:height="7.056cm">
          <chartooo:coordinate-region svg:x="1.994cm" svg:y="0.346cm" svg:width="7.202cm" svg:height="6.20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nulometri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2155675">
                <text:p>22155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764760">
                <text:p>217647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46815">
                <text:p>213468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682030">
                <text:p>2068203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941145">
                <text:p>189411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928465">
                <text:p>149284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989660">
                <text:p>79896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63325">
                <text:p>17633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7800">
                <text:p>397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85cm" svg:height="7.677cm" xlink:href="." xlink:type="simple" chart:class="chart:line" chart:style-name="ch1">
        <chart:legend chart:legend-position="end" svg:x="9.515cm" svg:y="3.539cm" style:legend-expansion="high" chart:style-name="ch2"/>
        <chart:plot-area chart:style-name="ch3" chart:data-source-has-labels="both" svg:x="0.235cm" svg:y="0.153cm" svg:width="9.045cm" svg:height="7.371cm">
          <chartooo:coordinate-region svg:x="2.074cm" svg:y="0.352cm" svg:width="7.112cm" svg:height="6.97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rive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-808860">
                <text:p>-8088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082730">
                <text:p>-1082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405670">
                <text:p>-24056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753565">
                <text:p>-57535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951485">
                <text:p>-109514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3165140">
                <text:p>-131651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7591860">
                <text:p>-759186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763325">
                <text:p>-1763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